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7.368cm" fo:min-width="20.004cm" loext:decorative="false"/>
    </style:style>
    <style:style style:name="gr2" style:family="graphic" style:parent-style-name="standard">
      <style:graphic-properties draw:stroke="dash" draw:stroke-dash="Double_20_Dash" svg:stroke-linecap="butt" draw:fill="solid" draw:fill-color="#cccccc" draw:textarea-vertical-align="middle" draw:auto-grow-height="false" fo:min-height="25.708cm" fo:min-width="6.751cm" loext:decorative="false"/>
    </style:style>
    <style:style style:name="gr3" style:family="graphic" style:parent-style-name="standard">
      <style:graphic-properties draw:fill="solid" draw:fill-color="#d4ea6b" draw:textarea-vertical-align="middle" draw:auto-grow-height="false" fo:min-height="1.504cm" fo:min-width="2.101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ffffa6" draw:textarea-vertical-align="middle" draw:auto-grow-height="false" fo:min-height="1.504cm" fo:min-width="1.62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1.504cm" fo:min-width="1.348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ffaa95" draw:textarea-vertical-align="middle" draw:auto-grow-height="false" fo:min-height="1.641cm" fo:min-width="2.201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780373" draw:textarea-vertical-align="middle" draw:auto-grow-height="false" fo:min-height="1.52cm" fo:min-width="2.098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2.16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5.004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dee6ef" draw:textarea-horizontal-align="justify" draw:textarea-vertical-align="middle" draw:auto-grow-height="false" fo:min-height="0.408cm" fo:min-width="4.751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cccccc" draw:textarea-vertical-align="middle" draw:auto-grow-height="false" fo:min-height="1.504cm" fo:min-width="1.849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dee6ef" draw:textarea-vertical-align="middle" draw:auto-grow-height="false" fo:min-height="0.407cm" fo:min-width="10.439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dee6ef" draw:textarea-vertical-align="middle" draw:auto-grow-height="false" fo:min-height="0.407cm" fo:min-width="4.97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dee6ef" draw:textarea-vertical-align="middle" draw:auto-grow-height="false" fo:min-height="0.285cm" fo:min-width="5.244cm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865cm" loext:decorative="false"/>
      <style:paragraph-properties style:writing-mode="lr-tb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draw:fill="solid" draw:fill-color="#dee6ef" draw:textarea-vertical-align="middle" draw:auto-grow-height="false" fo:min-height="0.285cm" fo:min-width="3.15cm" style:writing-mode="lr-tb" loext:decorative="false"/>
      <style:paragraph-properties style:writing-mode="lr-tb"/>
    </style:style>
    <style:style style:name="gr18" style:family="graphic" style:parent-style-name="standard">
      <style:graphic-properties draw:fill="solid" draw:fill-color="#dee6ef" draw:textarea-vertical-align="middle" draw:auto-grow-height="false" fo:min-height="0.407cm" fo:min-width="2.305cm" style:writing-mode="lr-tb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  <style:text-properties fo:font-size="14.3999996185303pt" style:font-size-asian="11pt" style:font-size-complex="11pt"/>
    </style:style>
    <style:style style:name="P4" style:family="paragraph">
      <loext:graphic-properties draw:fill="solid" draw:fill-color="#d4ea6b"/>
      <style:paragraph-properties fo:text-align="center" style:writing-mode="lr-tb"/>
      <style:text-properties fo:font-size="14.3999996185303pt" style:font-size-asian="11pt" style:font-size-complex="11pt"/>
    </style:style>
    <style:style style:name="P5" style:family="paragraph">
      <style:paragraph-properties fo:text-align="center"/>
      <style:text-properties fo:font-size="15.6999998092651pt" style:font-size-asian="12pt" style:font-size-complex="12pt"/>
    </style:style>
    <style:style style:name="P6" style:family="paragraph">
      <loext:graphic-properties draw:fill="solid" draw:fill-color="#ffffa6"/>
      <style:paragraph-properties fo:text-align="center" style:writing-mode="lr-tb"/>
      <style:text-properties fo:font-size="15.6999998092651pt" style:font-size-asian="12pt" style:font-size-complex="12pt"/>
    </style:style>
    <style:style style:name="P7" style:family="paragraph">
      <style:paragraph-properties fo:text-align="center" style:writing-mode="lr-tb"/>
      <style:text-properties fo:font-size="15.6999998092651pt" style:font-size-asian="12pt" style:font-size-complex="12pt"/>
    </style:style>
    <style:style style:name="P8" style:family="paragraph">
      <loext:graphic-properties draw:fill="solid" draw:fill-color="#ffaa95"/>
      <style:paragraph-properties fo:text-align="center" style:writing-mode="lr-tb"/>
      <style:text-properties fo:font-size="15.6999998092651pt" style:font-size-asian="12pt" style:font-size-complex="12pt"/>
    </style:style>
    <style:style style:name="P9" style:family="paragraph">
      <style:paragraph-properties fo:text-align="center"/>
      <style:text-properties fo:font-size="17pt" style:font-size-asian="13pt" style:font-size-complex="13pt"/>
    </style:style>
    <style:style style:name="P10" style:family="paragraph">
      <loext:graphic-properties draw:fill="solid" draw:fill-color="#780373"/>
      <style:paragraph-properties fo:text-align="center" style:writing-mode="lr-tb"/>
      <style:text-properties fo:font-size="17pt" style:font-size-asian="13pt" style:font-size-complex="13pt"/>
    </style:style>
    <style:style style:name="P11" style:family="paragraph">
      <loext:graphic-properties draw:fill="solid" draw:fill-color="#dee6ef"/>
      <style:paragraph-properties fo:text-align="center" style:writing-mode="lr-tb"/>
      <style:text-properties fo:font-size="17pt" style:font-size-asian="13pt" style:font-size-complex="13pt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size="15.6999998092651pt" style:font-size-asian="12pt" style:font-size-complex="12pt"/>
    </style:style>
    <style:style style:name="P13" style:family="paragraph">
      <loext:graphic-properties draw:fill="solid" draw:fill-color="#dee6ef"/>
      <style:paragraph-properties fo:text-align="center" style:writing-mode="lr-tb"/>
      <style:text-properties fo:font-size="15.6999998092651pt" style:font-size-asian="12pt" style:font-size-complex="12pt"/>
    </style:style>
    <style:style style:name="P14" style:family="paragraph">
      <loext:graphic-properties draw:fill="none" draw:fill-color="#ffffff"/>
      <style:text-properties fo:font-size="23.6000003814697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666666" loext:opacity="100%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666666" loext:opacity="100%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b2b2b2" loext:opacity="100%" fo:font-size="13pt" fo:font-style="italic" style:font-size-asian="13pt" style:font-style-asian="italic" style:font-size-complex="13pt" style:font-style-complex="italic"/>
    </style:style>
    <style:style style:name="T7" style:family="text">
      <style:text-properties fo:font-size="23.600000381469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03cm" svg:height="29.573cm" svg:x="0.199cm" svg:y="0.072cm">
          <text:p/>
          <draw:enhanced-geometry svg:viewBox="0 0 21600 21600" draw:glue-points="10800 0 0 10800 10800 21600 21600 10800" draw:text-areas="0 0 21600 ?f11" draw:type="paper" draw:modifiers="20076.484073947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draw:custom-shape draw:style-name="gr2" draw:text-style-name="P2" draw:layer="layout" svg:width="7.251cm" svg:height="25.958cm" svg:x="12.95cm" svg:y="0.0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6cm" svg:height="3.321cm" svg:x="0.549cm" svg:y="1.714cm">
          <text:p text:style-name="P3"><text:span text:style-name="T1">složka</text:span></text:p>
          <text:p text:style-name="P3"><text:span text:style-name="T2">workspace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6" draw:layer="layout" svg:width="2.124cm" svg:height="3.321cm" svg:x="4.031cm" svg:y="1.714cm">
          <text:p text:style-name="P5"><text:span text:style-name="T3">příprava</text:span></text:p>
          <text:p text:style-name="P5"><text:span text:style-name="T4">stagin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7" draw:layer="layout" svg:width="1.848cm" svg:height="3.321cm" svg:x="7.376cm" svg:y="1.714cm">
          <text:p text:style-name="P5"><text:span text:style-name="T3">lokální větev</text:span></text:p>
          <text:p text:style-name="P5"><text:span text:style-name="T4">local branch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8" draw:layer="layout" svg:width="2.7cm" svg:height="3.583cm" svg:x="13.351cm" svg:y="1.714cm">
          <text:p text:style-name="P5"><text:span text:style-name="T3">vzdálená větev</text:span></text:p>
          <text:p text:style-name="P5"><text:span text:style-name="T4">remote branch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0" draw:layer="layout" svg:width="2.597cm" svg:height="3.352cm" svg:x="16.854cm" svg:y="1.714cm">
          <text:p text:style-name="P9"><text:span text:style-name="T5">hlavní repozitář</text:span><text:span text:style-name="T5"><text:line-break/></text:span><text:span text:style-name="T6">upstrea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8" draw:text-style-name="P11" draw:layer="layout" svg:width="3.039cm" svg:height="1.315cm" svg:x="1.91cm" svg:y="5.955cm">
          <text:p text:style-name="P9"><text:span text:style-name="T5">git add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8" draw:text-style-name="P11" draw:layer="layout" svg:width="3.039cm" svg:height="1.315cm" svg:x="5.16cm" svg:y="8.465cm">
          <text:p text:style-name="P9"><text:span text:style-name="T5">git commit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9" draw:text-style-name="P11" draw:layer="layout" svg:width="6.29cm" svg:height="1.315cm" svg:x="1.91cm" svg:y="10.977cm">
          <text:p text:style-name="P9"><text:span text:style-name="T5">git commit -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0" draw:text-style-name="P11" draw:layer="layout" svg:width="6.001cm" svg:height="1.315cm" svg:x="8.45cm" svg:y="11.006cm">
          <text:p text:style-name="P9"><text:span text:style-name="T5">git push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1" draw:text-style-name="P12" draw:layer="layout" svg:width="2.348cm" svg:height="3.321cm" svg:x="10.327cm" svg:y="1.714cm">
          <text:p text:style-name="P5"><text:span text:style-name="T3">vzdálené sledování</text:span></text:p>
          <text:p text:style-name="P5"><text:span text:style-name="T4">remote tracking ref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13" draw:layer="layout" svg:width="12.501cm" svg:height="1.313cm" svg:x="1.949cm" svg:y="16.001cm">
          <text:p text:style-name="P5"><text:span text:style-name="T3">git </text:span><text:span text:style-name="T5">pull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3" draw:text-style-name="P13" draw:layer="layout" svg:width="6.251cm" svg:height="1.313cm" svg:x="1.949cm" svg:y="18.511cm">
          <text:p text:style-name="P5"><text:span text:style-name="T3">git </text:span><text:span text:style-name="T5">checkout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4" draw:text-style-name="P11" draw:layer="layout" svg:width="8.75cm" svg:height="1.313cm" svg:x="1.95cm" svg:y="21.023cm">
          <text:p text:style-name="P9"><text:span text:style-name="T5">git merge/rebase/reset</text:span></text:p>
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frame draw:style-name="gr15" draw:text-style-name="P14" draw:layer="layout" svg:width="3.499cm" svg:height="2.115cm" svg:x="4.9cm" svg:y="0.4cm">
          <draw:text-box>
            <text:p><text:span text:style-name="T7">Lokální</text:span></text:p>
          </draw:text-box>
        </draw:frame>
        <draw:frame draw:style-name="gr15" draw:text-style-name="P14" draw:layer="layout" svg:width="4.202cm" svg:height="2.115cm" svg:x="14.5cm" svg:y="0.4cm">
          <draw:text-box>
            <text:p><text:span text:style-name="T7">Vzdálené</text:span></text:p>
          </draw:text-box>
        </draw:frame>
        <draw:line draw:style-name="gr16" draw:text-style-name="P15" draw:layer="layout" svg:x1="18.101cm" svg:y1="5.131cm" svg:x2="18.101cm" svg:y2="25.503cm">
          <text:p/>
        </draw:line>
        <draw:line draw:style-name="gr16" draw:text-style-name="P15" draw:layer="layout" svg:x1="14.701cm" svg:y1="5.131cm" svg:x2="14.701cm" svg:y2="25.503cm">
          <text:p/>
        </draw:line>
        <draw:line draw:style-name="gr16" draw:text-style-name="P15" draw:layer="layout" svg:x1="11.5cm" svg:y1="5.131cm" svg:x2="11.5cm" svg:y2="25.503cm">
          <text:p/>
        </draw:line>
        <draw:line draw:style-name="gr16" draw:text-style-name="P15" draw:layer="layout" svg:x1="8.3cm" svg:y1="5.131cm" svg:x2="8.3cm" svg:y2="25.503cm">
          <text:p/>
        </draw:line>
        <draw:line draw:style-name="gr16" draw:text-style-name="P15" draw:layer="layout" svg:x1="5.099cm" svg:y1="5.131cm" svg:x2="5.099cm" svg:y2="25.503cm">
          <text:p/>
        </draw:line>
        <draw:line draw:style-name="gr16" draw:text-style-name="P15" draw:layer="layout" svg:x1="1.799cm" svg:y1="5.131cm" svg:x2="1.799cm" svg:y2="25.503cm">
          <text:p/>
        </draw:line>
        <draw:custom-shape draw:style-name="gr17" draw:text-style-name="P11" draw:layer="layout" svg:width="5.559cm" svg:height="1.313cm" svg:x="11.635cm" svg:y="13.545cm">
          <text:p text:style-name="P9"><text:span text:style-name="T5">git fetch</text:span></text:p>
          <draw:enhanced-geometry draw:mirror-horizontal="tru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range-x-minimum="4000" draw:handle-range-x-maximum="21600" draw:handle-range-y-minimum="0" draw:handle-range-y-maximum="10800" draw:handle-position="$0 $1" draw:handle-position-x="$0" draw:handle-position-y="$1"/>
          </draw:enhanced-geometry>
        </draw:custom-shape>
        <draw:custom-shape draw:style-name="gr18" draw:text-style-name="P11" draw:layer="layout" svg:width="3.501cm" svg:height="1.313cm" svg:x="14.701cm" svg:y="23.729cm">
          <text:p text:style-name="P9"><text:span text:style-name="T5">merge/pull reques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range-x-minimum="0" draw:handle-range-x-maximum="10800" draw:handle-range-y-minimum="0" draw:handle-range-y-maximum="10800" draw:handle-position="$0 $1" draw:handle-position-x="$0" draw:handle-position-y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ukáš Doktor</meta:initial-creator>
    <meta:creation-date>2025-11-05T14:14:33.201347571</meta:creation-date>
    <dc:date>2025-11-05T15:20:02.972426450</dc:date>
    <dc:creator>Lukáš Doktor</dc:creator>
    <meta:editing-duration>PT14M59S</meta:editing-duration>
    <meta:editing-cycles>9</meta:editing-cycles>
    <meta:generator>LibreOffice/25.2.6.2$Linux_X86_64 LibreOffice_project/520$Build-2</meta:generator>
    <meta:document-statistic meta:object-count="25"/>
  </office:meta>
</office:document-meta>
</file>